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" svg:font-family="'Comic S'"/>
    <style:font-face style:name="Lohit Devanagari1" svg:font-family="'Lohit Devanagari'"/>
    <style:font-face style:name="Comic Sans" svg:font-family="'Comic San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mic Sans" fo:font-size="10pt" style:text-underline-style="none" officeooo:rsid="0023848e" officeooo:paragraph-rsid="0023848e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Comic Sans" fo:font-size="10pt" style:text-underline-style="none" fo:font-weight="bold" officeooo:rsid="0024b29d" officeooo:paragraph-rsid="0024b29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line-height="150%"/>
      <style:text-properties style:font-name="Comic Sans" fo:font-size="10pt" style:text-underline-style="none" fo:font-weight="bold" officeooo:rsid="0024ec38" officeooo:paragraph-rsid="0024ec38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Comic Sans" fo:font-size="10pt" style:text-underline-style="none" fo:font-weight="bold" officeooo:rsid="00264657" officeooo:paragraph-rsid="00264657" style:font-size-asian="10pt" style:font-weight-asian="bold" style:font-size-complex="10pt" style:font-weight-complex="bold"/>
    </style:style>
    <style:style style:name="T1" style:family="text">
      <style:text-properties officeooo:rsid="0024b29d"/>
    </style:style>
    <style:style style:name="T2" style:family="text">
      <style:text-properties fo:font-weight="bold" officeooo:rsid="0024b29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b29d" style:font-weight-asian="normal" style:font-weight-complex="normal"/>
    </style:style>
    <style:style style:name="T5" style:family="text">
      <style:text-properties fo:font-weight="normal" officeooo:rsid="0024ec3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2">Спонсор проекту</text:span><text:span text:style-name="T1">:</text:span> Угера Андрій </text:p>
      <text:p text:style-name="P1"><text:span text:style-name="T2">Бізнес потреба: </text:span><text:span text:style-name="T4">Цей проект має на меті покращити швидкість доступу до інформації про події за рахунок того, що буде додана більша <text:s/>кількість потрібніших, гнучких фільтрів.</text:span></text:p>
      <text:p text:style-name="P2">Бізнес вимоги: <text:span text:style-name="T3">Використовуючи дан</text:span><text:span text:style-name="T5">ий</text:span><text:span text:style-name="T3"> додаток, користувачі </text:span><text:span text:style-name="T5">матимуть можливість значно швидше шукати необхідну їм інформацію про події. Функціональність системи повинна вміщувати наступне:</text:span></text:p>
      <text:list xml:id="list2448952927" text:style-name="L1">
        <text:list-item>
          <text:p text:style-name="P3"><text:span text:style-name="T3">Інформацію про події</text:span></text:p>
        </text:list-item>
        <text:list-item>
          <text:p text:style-name="P3"><text:span text:style-name="T3">Пошук події за фільтрами</text:span></text:p>
        </text:list-item>
      </text:list>
      <text:p text:style-name="P4">Питання та обмеження: <text:span text:style-name="T3">граничний термін 25 травн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" svg:font-family="'Comic S'"/>
    <style:font-face style:name="Lohit Devanagari1" svg:font-family="'Lohit Devanagari'"/>
    <style:font-face style:name="Comic Sans" svg:font-family="'Comic San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9:19:16.189856402</meta:creation-date>
    <meta:generator>LibreOffice/5.4.4.1$Linux_X86_64 LibreOffice_project/40$Build-1</meta:generator>
    <dc:date>2018-02-24T20:30:57.094790492</dc:date>
    <meta:editing-duration>PT4M48S</meta:editing-duration>
    <meta:editing-cycles>2</meta:editing-cycles>
    <meta:document-statistic meta:table-count="0" meta:image-count="0" meta:object-count="0" meta:page-count="1" meta:paragraph-count="6" meta:word-count="66" meta:character-count="480" meta:non-whitespace-character-count="420"/>
  </office:meta>
</office:document-meta>
</file>